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30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3666666666667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4605cm"/>
    </style:style>
    <style:style style:name="co5" style:family="table-column">
      <style:table-column-properties fo:break-before="auto" style:column-width="1.37583333333333cm"/>
    </style:style>
    <style:style style:name="co6" style:family="table-column">
      <style:table-column-properties fo:break-before="auto" style:column-width="1.079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6" table:default-cell-style-name="ce1"/>
        <table:table-column table:style-name="co6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table:number-columns-repeated="16343" table:style-name="ce2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0.88888900000000004" table:style-name="ce5">
            <text:p>0.888889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0.4211</text:p>
          </table:table-cell>
          <table:table-cell office:value-type="float" office:value="36" table:style-name="ce5">
            <text:p>36</text:p>
          </table:table-cell>
          <table:table-cell office:value-type="float" office:value="25" table:style-name="ce5">
            <text:p>25</text:p>
          </table:table-cell>
          <table:table-cell office:value-type="string" table:style-name="ce6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0.69444399999999995" table:style-name="ce5">
            <text:p>0.694444</text:p>
          </table:table-cell>
          <table:table-cell office:value-type="float" office:value="367" table:style-name="ce5">
            <text:p>367</text:p>
          </table:table-cell>
          <table:table-cell office:value-type="float" office:value="40.777777777777779" table:formula="of:=367/9" table:style-name="ce5">
            <text:p>40.77777778</text:p>
          </table:table-cell>
          <table:table-cell office:value-type="float" office:value="11" table:style-name="ce5">
            <text:p>11</text:p>
          </table:table-cell>
          <table:table-cell office:value-type="float" office:value="47" table:style-name="ce5">
            <text:p>4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3"/>
        </table:table-row>
        <table:table-row table:style-name="ro1">
          <table:table-cell table:number-columns-repeated="41" table:style-name="ce5"/>
          <table:table-cell table:number-columns-repeated="16343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Can</meta:initial-creator>
    <dc:creator>Kadir Acun</dc:creator>
    <meta:creation-date>2020-11-22T17:04:44Z</meta:creation-date>
    <dc:date>2020-12-05T12:27:56Z</dc:date>
  </office:meta>
</office:document-meta>
</file>